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755cm"/>
    </style:style>
    <style:style style:name="co24" style:family="table-column">
      <style:table-column-properties fo:break-before="auto" style:column-width="3.274cm"/>
    </style:style>
    <style:style style:name="co25" style:family="table-column">
      <style:table-column-properties fo:break-before="auto" style:column-width="2.7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>
      <style:map style:condition="cell-content()!=0" style:apply-style-name="Error" style:base-cell-address="Eclaté.I5"/>
    </style:style>
    <style:style style:name="ce28" style:family="table-cell" style:parent-style-name="Default" style:data-style-name="N99">
      <style:map style:condition="cell-content()!=1" style:apply-style-name="Error" style:base-cell-address="Eclaté.M5"/>
    </style:style>
    <style:style style:name="ce45" style:family="table-cell" style:parent-style-name="Default" style:data-style-name="N0"/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 style:data-style-name="N108"/>
    <style:style style:name="ce48" style:family="table-cell" style:parent-style-name="Default" style:data-style-name="N108">
      <style:text-properties fo:font-weight="bold" style:font-weight-asian="bold" style:font-weight-complex="bold"/>
    </style:style>
    <style:style style:name="ce49" style:family="table-cell" style:parent-style-name="Default" style:data-style-name="N4"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6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18" table:number-columns-spanned="12" table:number-rows-spanned="1"/>
          <table:covered-table-cell table:number-columns-repeated="6"/>
          <table:covered-table-cell table:style-name="ce25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4" office:value-type="string" calcext:value-type="string" table:number-columns-spanned="3" table:number-rows-spanned="1">
            <text:p>Pièce de la porte</text:p>
          </table:table-cell>
          <table:covered-table-cell table:style-name="ce4"/>
          <table:covered-table-cell/>
          <table:table-cell office:value-type="string" calcext:value-type="string">
            <text:p>Nombre</text:p>
          </table:table-cell>
          <table:table-cell table:style-name="ce4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5]*([.G5]/1000)*([.H5]/1000)" office:value-type="float" office:value="0.43596" calcext:value-type="float">
            <text:p>0,43596</text:p>
          </table:table-cell>
          <table:table-cell table:formula="of:=[.J5]*[.F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96" calcext:value-type="float">
            <text:p>0,43596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45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45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45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45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45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45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45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27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28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45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45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45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45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45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45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45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416" calcext:value-type="float">
            <text:p>0,32416</text:p>
          </table:table-cell>
          <table:table-cell table:formula="of:=[.J7]*[.F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45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45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45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416" calcext:value-type="float">
            <text:p>0,32416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45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45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45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45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5" calcext:value-type="float">
            <text:p>825</text:p>
          </table:table-cell>
          <table:table-cell table:style-name="ce27" table:formula="of:=[.H6]-[.H8]-2*30" office:value-type="float" office:value="0" calcext:value-type="float">
            <text:p>0</text:p>
          </table:table-cell>
          <table:table-cell table:formula="of:=[.E8]*([.G8]/1000)*([.H8]/1000)" office:value-type="float" office:value="0.066" calcext:value-type="float">
            <text:p>0,066</text:p>
          </table:table-cell>
          <table:table-cell table:formula="of:=[.J8]*[.F8]/1000" office:value-type="float" office:value="0.00132" calcext:value-type="float">
            <text:p>0,00132</text:p>
          </table:table-cell>
          <table:table-cell office:value-type="string" calcext:value-type="string">
            <text:p>Hêtre 27</text:p>
          </table:table-cell>
          <table:table-cell table:style-name="ce28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45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45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45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45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45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45" table:formula="of:=IF(AND([.H8]&lt;[.AB$4];[.L8]=&quot;Hêtre 27&quot;);[.$J8];0)" office:value-type="float" office:value="0.066" calcext:value-type="float">
            <text:p>0,066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45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27" table:formula="of:=[.H5]-30-[.H9]" office:value-type="float" office:value="3" calcext:value-type="float">
            <text:p>3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28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45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45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45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45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45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45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45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45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45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27" table:formula="of:=[.H6]+70+2*30-[.H10]" office:value-type="float" office:value="62" calcext:value-type="float">
            <text:p>62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45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45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45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45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45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45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45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45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45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27" table:formula="of:=[.H5]-50-[.H11]" office:value-type="float" office:value="3" calcext:value-type="float">
            <text:p>3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45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45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45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45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45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45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45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27" table:formula="of:=[.H6]+70+2*30-[.H12]" office:value-type="float" office:value="62" calcext:value-type="float">
            <text:p>62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45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45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45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45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45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28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45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45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45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45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45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5]-5-30-2-10-[.H14]" office:value-type="float" office:value="0" calcext:value-type="float">
            <text:p>0</text:p>
          </table:table-cell>
          <table:table-cell table:formula="of:=[.E14]*([.G14]/1000)*([.H14]/1000)" office:value-type="float" office:value="0.4058" calcext:value-type="float">
            <text:p>0,4058</text:p>
          </table:table-cell>
          <table:table-cell table:formula="of:=[.J14]*[.F14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8" calcext:value-type="float">
            <text:p>0,4058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45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45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45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45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45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5]" office:value-type="float" office:value="0" calcext:value-type="float">
            <text:p>0</text:p>
          </table:table-cell>
          <table:table-cell table:formula="of:=[.E15]*([.G15]/1000)*([.H15]/1000)" office:value-type="float" office:value="0.094415" calcext:value-type="float">
            <text:p>0,094415</text:p>
          </table:table-cell>
          <table:table-cell table:formula="of:=[.J15]*[.F15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45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45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45" table:formula="of:=IF(AND([.H15]&lt;[.T$4];[.L15]=&quot;Hêtre 45&quot;;[.F15]&gt;19);[.J15];0)" office:value-type="float" office:value="0.094415" calcext:value-type="float">
            <text:p>0,09441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45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45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45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45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45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45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45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821" calcext:value-type="float">
            <text:p>0,0821</text:p>
          </table:table-cell>
          <table:table-cell table:formula="of:=[.J17]*[.F17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45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45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45" table:formula="of:=IF(AND([.H17]&lt;[.T$4];[.L17]=&quot;Hêtre 45&quot;;[.F17]&gt;19);[.J17];0)" office:value-type="float" office:value="0.0821" calcext:value-type="float">
            <text:p>0,0821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45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45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45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45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45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45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45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2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28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45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45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45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45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45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8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45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45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45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45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45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8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45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45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45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45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45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45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45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45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45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45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2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28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45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45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45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45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45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28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45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45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45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45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45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45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45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45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45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45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45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45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45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45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45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45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45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45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45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45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27"/>
          <table:table-cell table:formula="of:=[.E28]*([.G28]/1000)*([.H28]/1000)" office:value-type="float" office:value="0.10206" calcext:value-type="float">
            <text:p>0,10206</text:p>
          </table:table-cell>
          <table:table-cell table:formula="of:=[.J28]*[.F28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28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45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45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45" table:formula="of:=IF(AND([.H28]&lt;[.T$4];[.L28]=&quot;Hêtre 45&quot;;[.F28]&gt;19);[.J28];0)" office:value-type="float" office:value="0.10206" calcext:value-type="float">
            <text:p>0,10206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45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45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45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45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45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45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45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45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45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2" calcext:value-type="float">
            <text:p>912</text:p>
          </table:table-cell>
          <table:table-cell table:style-name="ce2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296" calcext:value-type="float">
            <text:p>0,07296</text:p>
          </table:table-cell>
          <table:table-cell table:formula="of:=[.J30]*[.F30]/1000" office:value-type="float" office:value="0.0014592" calcext:value-type="float">
            <text:p>0,0014592</text:p>
          </table:table-cell>
          <table:table-cell office:value-type="string" calcext:value-type="string">
            <text:p>Hêtre 27</text:p>
          </table:table-cell>
          <table:table-cell table:style-name="ce28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45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45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45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45" table:formula="of:=IF(AND([.H30]&lt;[.AB$4];[.L30]=&quot;Hêtre 27&quot;);[.$J30];0)" office:value-type="float" office:value="0.07296" calcext:value-type="float">
            <text:p>0,07296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45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28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45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45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45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45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45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45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45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28]+70-[.H32]" office:value-type="float" office:value="-9" calcext:value-type="float">
            <text:p>-9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45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45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45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45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45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28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45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45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45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45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45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45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45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45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45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28]+70-[.H34]" office:value-type="float" office:value="-9" calcext:value-type="float">
            <text:p>-9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28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45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45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45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45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45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45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45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45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45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45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45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45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45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45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45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442" calcext:value-type="float">
            <text:p>0,10442</text:p>
          </table:table-cell>
          <table:table-cell table:formula="of:=[.J37]*[.F37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45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45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45" table:formula="of:=IF(AND([.H37]&lt;[.T$4];[.L37]=&quot;Hêtre 45&quot;;[.F37]&gt;19);[.J37];0)" office:value-type="float" office:value="0.10442" calcext:value-type="float">
            <text:p>0,10442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45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45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442" calcext:value-type="float">
            <text:p>0,10442</text:p>
          </table:table-cell>
          <table:table-cell table:formula="of:=[.J38]*[.F38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45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45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45" table:formula="of:=IF(AND([.H38]&lt;[.T$4];[.L38]=&quot;Hêtre 45&quot;;[.F38]&gt;19);[.J38];0)" office:value-type="float" office:value="0.10442" calcext:value-type="float">
            <text:p>0,10442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45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45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08" calcext:value-type="float">
            <text:p>0,0908</text:p>
          </table:table-cell>
          <table:table-cell table:formula="of:=[.J39]*[.F39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28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45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45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45" table:formula="of:=IF(AND([.H39]&lt;[.T$4];[.L39]=&quot;Hêtre 45&quot;;[.F39]&gt;19);[.J39];0)" office:value-type="float" office:value="0.0908" calcext:value-type="float">
            <text:p>0,0908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45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45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28]-2*30-2*2-2*100+2*15-[.H40]" office:value-type="float" office:value="-9" calcext:value-type="float">
            <text:p>-9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8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45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45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45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45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45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2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28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45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45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45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45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45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28]-2*30-2*2-2*100+2*15-[.H42]" office:value-type="float" office:value="-9" calcext:value-type="float">
            <text:p>-9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8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45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45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45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45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45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8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45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45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45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45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45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45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45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45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45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45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2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28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45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45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45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45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45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28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45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45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45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45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45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45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45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45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45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45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45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45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45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45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45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45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45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45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45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45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50]*([.G50]/1000)*([.H50]/1000)" office:value-type="float" office:value="0.103005" calcext:value-type="float">
            <text:p>0,103005</text:p>
          </table:table-cell>
          <table:table-cell table:formula="of:=[.J50]*[.F5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45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45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45" table:formula="of:=IF(AND([.H50]&lt;[.T$4];[.L50]=&quot;Hêtre 45&quot;;[.F50]&gt;19);[.J50];0)" office:value-type="float" office:value="0.103005" calcext:value-type="float">
            <text:p>0,10300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45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45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45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45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45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45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45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45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45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68" calcext:value-type="float">
            <text:p>0,07368</text:p>
          </table:table-cell>
          <table:table-cell table:formula="of:=[.J52]*[.F52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45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45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45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45" table:formula="of:=IF(AND([.H52]&lt;[.AB$4];[.L52]=&quot;Hêtre 27&quot;);[.$J52];0)" office:value-type="float" office:value="0.07368" calcext:value-type="float">
            <text:p>0,07368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45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45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45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45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45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45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45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45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27" table:formula="of:=[.H50]+70-[.H54]" office:value-type="float" office:value="4" calcext:value-type="float">
            <text:p>4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45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45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45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45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45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45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45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45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45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45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45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45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27" table:formula="of:=[.H50]+70-[.H56]" office:value-type="float" office:value="4" calcext:value-type="float">
            <text:p>4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45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45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45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45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45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45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45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45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45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45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45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45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45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45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45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45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45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45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45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5455" calcext:value-type="float">
            <text:p>0,105455</text:p>
          </table:table-cell>
          <table:table-cell table:formula="of:=[.J59]*[.F5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45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45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45" table:formula="of:=IF(AND([.H59]&lt;[.T$4];[.L59]=&quot;Hêtre 45&quot;;[.F59]&gt;19);[.J59];0)" office:value-type="float" office:value="0.105455" calcext:value-type="float">
            <text:p>0,10545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45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45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45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45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45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45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5455" calcext:value-type="float">
            <text:p>0,105455</text:p>
          </table:table-cell>
          <table:table-cell table:formula="of:=[.J60]*[.F6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45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45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45" table:formula="of:=IF(AND([.H60]&lt;[.T$4];[.L60]=&quot;Hêtre 45&quot;;[.F60]&gt;19);[.J60];0)" office:value-type="float" office:value="0.105455" calcext:value-type="float">
            <text:p>0,10545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45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45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50]-2*30-2*2-[.H61]" office:value-type="float" office:value="-162" calcext:value-type="float">
            <text:p>-162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45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45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45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45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45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7" table:formula="of:=[.H50]-2*30-2*2-2*100+2*15-[.H62]" office:value-type="float" office:value="4" calcext:value-type="float">
            <text:p>4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8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45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45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45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45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45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8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45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45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45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45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45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7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8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45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45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45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45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45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8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45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45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45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45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45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7" table:formula="of:=[.H50]-2*30-2*2-2*100+2*15-[.H66]" office:value-type="float" office:value="4" calcext:value-type="float">
            <text:p>4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8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45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45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45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45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45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7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8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45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45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45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45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45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8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45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45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45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45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45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8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45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45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45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45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45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45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45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45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45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45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27" table:formula="of:=[.H50]-2*30-2*2-2*100+2*15-2*2-[.H71]" office:value-type="float" office:value="4" calcext:value-type="float">
            <text:p>4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28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45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45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45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45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45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28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45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45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45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45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45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45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45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45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45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45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45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45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45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45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45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75]*([.G75]/1000)*([.H75]/1000)" office:value-type="float" office:value="0.43575" calcext:value-type="float">
            <text:p>0,43575</text:p>
          </table:table-cell>
          <table:table-cell table:formula="of:=[.J75]*[.F75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575" calcext:value-type="float">
            <text:p>0,43575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45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45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45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45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45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76]*([.G76]/1000)*([.H76]/1000)" office:value-type="float" office:value="0.103005" calcext:value-type="float">
            <text:p>0,103005</text:p>
          </table:table-cell>
          <table:table-cell table:formula="of:=[.J76]*[.F76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45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45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45" table:formula="of:=IF(AND([.H76]&lt;[.T$4];[.L76]=&quot;Hêtre 45&quot;;[.F76]&gt;19);[.J76];0)" office:value-type="float" office:value="0.103005" calcext:value-type="float">
            <text:p>0,103005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45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45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4" calcext:value-type="float">
            <text:p>0,324</text:p>
          </table:table-cell>
          <table:table-cell table:formula="of:=[.J77]*[.F77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45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45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45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4" calcext:value-type="float">
            <text:p>0,324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45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45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45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45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68" calcext:value-type="float">
            <text:p>0,07368</text:p>
          </table:table-cell>
          <table:table-cell table:formula="of:=[.J78]*[.F78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45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45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45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45" table:formula="of:=IF(AND([.H78]&lt;[.AB$4];[.L78]=&quot;Hêtre 27&quot;);[.$J78];0)" office:value-type="float" office:value="0.07368" calcext:value-type="float">
            <text:p>0,0736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45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27" table:formula="of:=[.H75]-30-[.H79]" office:value-type="float" office:value="-7" calcext:value-type="float">
            <text:p>-7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28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45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45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45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45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45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45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45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76]+70-[.H80]" office:value-type="float" office:value="5" calcext:value-type="float">
            <text:p>5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28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45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45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45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45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45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27" table:formula="of:=[.H75]-50-[.H81]" office:value-type="float" office:value="-7" calcext:value-type="float">
            <text:p>-7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28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45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45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45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45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45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45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45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76]+70-[.H82]" office:value-type="float" office:value="5" calcext:value-type="float">
            <text:p>5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28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45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45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45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45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45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45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45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45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45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45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75]-5-30-2-10-[.H84]" office:value-type="float" office:value="0" calcext:value-type="float">
            <text:p>0</text:p>
          </table:table-cell>
          <table:table-cell table:formula="of:=[.E84]*([.G84]/1000)*([.H84]/1000)" office:value-type="float" office:value="0.4056" calcext:value-type="float">
            <text:p>0,4056</text:p>
          </table:table-cell>
          <table:table-cell table:formula="of:=[.J84]*[.F84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56" calcext:value-type="float">
            <text:p>0,4056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45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45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45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45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45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105455" calcext:value-type="float">
            <text:p>0,105455</text:p>
          </table:table-cell>
          <table:table-cell table:formula="of:=[.J85]*[.F85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45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45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45" table:formula="of:=IF(AND([.H85]&lt;[.T$4];[.L85]=&quot;Hêtre 45&quot;;[.F85]&gt;19);[.J85];0)" office:value-type="float" office:value="0.105455" calcext:value-type="float">
            <text:p>0,105455</text:p>
          </table:table-cell>
          <table:table-cell table:formula="of:=IF(AND([.$H85]&lt;[.T$4];[.$L85]=&quot;Hêtre 45&quot;);[.$G85]*[.$E85];0)" office:value-type="float" office:value="115" calcext:value-type="float">
            <text:p>11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45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45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105455" calcext:value-type="float">
            <text:p>0,105455</text:p>
          </table:table-cell>
          <table:table-cell table:formula="of:=[.J86]*[.F86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45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45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45" table:formula="of:=IF(AND([.H86]&lt;[.T$4];[.L86]=&quot;Hêtre 45&quot;;[.F86]&gt;19);[.J86];0)" office:value-type="float" office:value="0.105455" calcext:value-type="float">
            <text:p>0,105455</text:p>
          </table:table-cell>
          <table:table-cell table:formula="of:=IF(AND([.$H86]&lt;[.T$4];[.$L86]=&quot;Hêtre 45&quot;);[.$G86]*[.$E86];0)" office:value-type="float" office:value="115" calcext:value-type="float">
            <text:p>115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45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45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76]-2*30-2*2-[.H87]" office:value-type="float" office:value="-162" calcext:value-type="float">
            <text:p>-162</text:p>
          </table:table-cell>
          <table:table-cell table:formula="of:=[.E87]*([.G87]/1000)*([.H87]/1000)" office:value-type="float" office:value="0.1079" calcext:value-type="float">
            <text:p>0,1079</text:p>
          </table:table-cell>
          <table:table-cell table:formula="of:=[.J87]*[.F87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45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45" table:formula="of:=IF(AND([.H87]&lt;[.R$4];[.H87]&gt;=[.T$4];[.L87]=&quot;Hêtre 45&quot;;[.F87]&gt;19);[.J87];0)" office:value-type="float" office:value="0.1079" calcext:value-type="float">
            <text:p>0,1079</text:p>
          </table:table-cell>
          <table:table-cell table:formula="of:=IF(AND([.$H87]&gt;=[.T$4];[.$H87]&lt;[.R$4];[.$L87]=&quot;Hêtre 45&quot;);[.$G87]*[.$E87];0)" office:value-type="float" office:value="100" calcext:value-type="float">
            <text:p>100</text:p>
          </table:table-cell>
          <table:table-cell table:style-name="ce45" table:formula="of:=IF(AND([.H87]&lt;[.T$4];[.L87]=&quot;Hêtre 45&quot;;[.F87]&gt;19);[.J87];0)" office:value-type="float" office:value="0" calcext:value-type="float">
            <text:p>0</text:p>
          </table:table-cell>
          <table:table-cell table:formula="of:=IF(AND([.$H87]&lt;[.T$4];[.$L87]=&quot;Hêtre 45&quot;);[.$G87]*[.$E87];0)" office:value-type="float" office:value="0" calcext:value-type="float">
            <text:p>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45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45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7" table:formula="of:=[.H76]-2*30-2*2-2*100+2*15-[.H88]" office:value-type="float" office:value="5" calcext:value-type="float">
            <text:p>5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8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45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45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45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45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45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2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28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45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45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45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45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45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2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28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45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45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45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45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45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45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45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45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45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45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7" table:formula="of:=[.H76]-2*30-2*2-2*100+2*15-[.H92]" office:value-type="float" office:value="5" calcext:value-type="float">
            <text:p>5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8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45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45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45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45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45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2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45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45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45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45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45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2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28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45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45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45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45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45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45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45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45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45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45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45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45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45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45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45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2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28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45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45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45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45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45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28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45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45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45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45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45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45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45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45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45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45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45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45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27"/>
          <table:table-cell table:formula="of:=[.E101]*([.G101]/1000)*([.H101]/1000)" office:value-type="float" office:value="0.43554" calcext:value-type="float">
            <text:p>0,43554</text:p>
          </table:table-cell>
          <table:table-cell table:formula="of:=[.J101]*[.F101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554" calcext:value-type="float">
            <text:p>0,43554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45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45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2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45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45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27" table:formula="of:=[.H101]-50-[.H103]" office:value-type="float" office:value="3" calcext:value-type="float">
            <text:p>3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28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45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45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45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45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2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45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45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27" table:formula="of:=[.H101]-30-[.H105]" office:value-type="float" office:value="3" calcext:value-type="float">
            <text:p>3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45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45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45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45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45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45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27" table:formula="of:=[.H101]-50-[.H107]" office:value-type="float" office:value="3" calcext:value-type="float">
            <text:p>3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45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45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45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45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45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45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45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45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4" calcext:value-type="float">
            <text:p>0,4054</text:p>
          </table:table-cell>
          <table:table-cell table:formula="of:=[.J110]*[.F110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54" calcext:value-type="float">
            <text:p>0,4054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45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45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45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45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45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45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45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45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45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45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45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45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45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45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45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45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45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45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45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45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45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45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7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8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45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45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7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8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45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45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27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28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45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45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45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45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45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45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45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45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7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8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45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45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7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8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45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45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45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45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45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45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2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28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45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45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28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45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45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45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45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45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45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29]*([.G129]/1000)*([.H129]/1000)" office:value-type="float" office:value="0.43596" calcext:value-type="float">
            <text:p>0,43596</text:p>
          </table:table-cell>
          <table:table-cell table:formula="of:=[.J129]*[.F129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96" calcext:value-type="float">
            <text:p>0,43596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45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45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27"/>
          <table:table-cell table:formula="of:=[.E130]*([.G130]/1000)*([.H130]/1000)" office:value-type="float" office:value="0.1029" calcext:value-type="float">
            <text:p>0,1029</text:p>
          </table:table-cell>
          <table:table-cell table:formula="of:=[.J130]*[.F130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28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45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T$4];[.L130]=&quot;Hêtre 45&quot;;[.F130]&gt;19);[.J130];0)" office:value-type="float" office:value="0.1029" calcext:value-type="float">
            <text:p>0,1029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45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129]-50-[.H131]" office:value-type="float" office:value="1" calcext:value-type="float">
            <text:p>1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45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45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45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45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27" table:formula="of:=[.H130]-2*30-[.H132]" office:value-type="float" office:value="-5" calcext:value-type="float">
            <text:p>-5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28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45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45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129]-30-[.H133]" office:value-type="float" office:value="1" calcext:value-type="float">
            <text:p>1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45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45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45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130]+70-[.H134]" office:value-type="float" office:value="-5" calcext:value-type="float">
            <text:p>-5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45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45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45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129]-50-[.H135]" office:value-type="float" office:value="1" calcext:value-type="float">
            <text:p>1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45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45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45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130]+70-[.H136]" office:value-type="float" office:value="-5" calcext:value-type="float">
            <text:p>-5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45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45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45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45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45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29]-5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58" calcext:value-type="float">
            <text:p>0,4058</text:p>
          </table:table-cell>
          <table:table-cell table:formula="of:=[.J138]*[.F1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58" calcext:value-type="float">
            <text:p>0,4058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45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45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10534" calcext:value-type="float">
            <text:p>0,10534</text:p>
          </table:table-cell>
          <table:table-cell table:formula="of:=[.J139]*[.F139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45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T$4];[.L139]=&quot;Hêtre 45&quot;;[.F139]&gt;19);[.J139];0)" office:value-type="float" office:value="0.10534" calcext:value-type="float">
            <text:p>0,10534</text:p>
          </table:table-cell>
          <table:table-cell table:formula="of:=IF(AND([.$H139]&lt;[.T$4];[.$L139]=&quot;Hêtre 45&quot;);[.$G139]*[.$E139];0)" office:value-type="float" office:value="115" calcext:value-type="float">
            <text:p>11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45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10534" calcext:value-type="float">
            <text:p>0,10534</text:p>
          </table:table-cell>
          <table:table-cell table:formula="of:=[.J140]*[.F140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45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45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45" table:formula="of:=IF(AND([.H140]&lt;[.T$4];[.L140]=&quot;Hêtre 45&quot;;[.F140]&gt;19);[.J140];0)" office:value-type="float" office:value="0.10534" calcext:value-type="float">
            <text:p>0,10534</text:p>
          </table:table-cell>
          <table:table-cell table:formula="of:=IF(AND([.$H140]&lt;[.T$4];[.$L140]=&quot;Hêtre 45&quot;);[.$G140]*[.$E140];0)" office:value-type="float" office:value="115" calcext:value-type="float">
            <text:p>115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45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45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45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0]-2*30-2*2-[.H141]" office:value-type="float" office:value="-305" calcext:value-type="float">
            <text:p>-305</text:p>
          </table:table-cell>
          <table:table-cell table:formula="of:=[.E141]*([.G141]/1000)*([.H141]/1000)" office:value-type="float" office:value="0.1221" calcext:value-type="float">
            <text:p>0,1221</text:p>
          </table:table-cell>
          <table:table-cell table:formula="of:=[.J141]*[.F141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45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45" table:formula="of:=IF(AND([.H141]&lt;[.R$4];[.H141]&gt;=[.T$4];[.L141]=&quot;Hêtre 45&quot;;[.F141]&gt;19);[.J141];0)" office:value-type="float" office:value="0.1221" calcext:value-type="float">
            <text:p>0,1221</text:p>
          </table:table-cell>
          <table:table-cell table:formula="of:=IF(AND([.$H141]&gt;=[.T$4];[.$H141]&lt;[.R$4];[.$L141]=&quot;Hêtre 45&quot;);[.$G141]*[.$E141];0)" office:value-type="float" office:value="100" calcext:value-type="float">
            <text:p>100</text:p>
          </table:table-cell>
          <table:table-cell table:style-name="ce45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45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0]-2*30-2*2-[.H142]" office:value-type="float" office:value="-305" calcext:value-type="float">
            <text:p>-305</text:p>
          </table:table-cell>
          <table:table-cell table:formula="of:=[.E142]*([.G142]/1000)*([.H142]/1000)" office:value-type="float" office:value="0.1221" calcext:value-type="float">
            <text:p>0,1221</text:p>
          </table:table-cell>
          <table:table-cell table:formula="of:=[.J142]*[.F142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45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45" table:formula="of:=IF(AND([.H142]&lt;[.R$4];[.H142]&gt;=[.T$4];[.L142]=&quot;Hêtre 45&quot;;[.F142]&gt;19);[.J142];0)" office:value-type="float" office:value="0.1221" calcext:value-type="float">
            <text:p>0,1221</text:p>
          </table:table-cell>
          <table:table-cell table:formula="of:=IF(AND([.$H142]&gt;=[.T$4];[.$H142]&lt;[.R$4];[.$L142]=&quot;Hêtre 45&quot;);[.$G142]*[.$E142];0)" office:value-type="float" office:value="100" calcext:value-type="float">
            <text:p>100</text:p>
          </table:table-cell>
          <table:table-cell table:style-name="ce45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45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7" table:formula="of:=[.H130]-2*30-2*2-2*100+2*15-[.H143]" office:value-type="float" office:value="-5" calcext:value-type="float">
            <text:p>-5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8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45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45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7"/>
          <table:table-cell table:formula="of:=[.E144]*([.G144]/1000)*([.H144]/1000)" office:value-type="float" office:value="0.01614" calcext:value-type="float">
            <text:p>0,01614</text:p>
          </table:table-cell>
          <table:table-cell table:formula="of:=[.J144]*[.F144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45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45" table:formula="of:=IF(AND([.H144]&lt;[.AB$4];[.L144]=&quot;Hêtre 27&quot;);[.$J144];0)" office:value-type="float" office:value="0.01614" calcext:value-type="float">
            <text:p>0,01614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7"/>
          <table:table-cell table:formula="of:=[.E145]*([.G145]/1000)*([.H145]/1000)" office:value-type="float" office:value="0.01614" calcext:value-type="float">
            <text:p>0,01614</text:p>
          </table:table-cell>
          <table:table-cell table:formula="of:=[.J145]*[.F145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45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45" table:formula="of:=IF(AND([.H145]&lt;[.AB$4];[.L145]=&quot;Hêtre 27&quot;);[.$J145];0)" office:value-type="float" office:value="0.01614" calcext:value-type="float">
            <text:p>0,01614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27"/>
          <table:table-cell table:formula="of:=[.E146]*([.G146]/1000)*([.H146]/1000)" office:value-type="float" office:value="0.03168" calcext:value-type="float">
            <text:p>0,03168</text:p>
          </table:table-cell>
          <table:table-cell table:formula="of:=[.J146]*[.F146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45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45" table:formula="of:=IF(AND([.H146]&lt;[.X$4];[.H146]&gt;=[.Z$4];[.L146]=&quot;Hêtre 27&quot;);[.$J146];0)" office:value-type="float" office:value="0.03168" calcext:value-type="float">
            <text:p>0,03168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45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45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7" table:formula="of:=[.H130]-2*30-2*2-2*100+2*15-[.H147]" office:value-type="float" office:value="-5" calcext:value-type="float">
            <text:p>-5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8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45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45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7"/>
          <table:table-cell table:formula="of:=[.E148]*([.G148]/1000)*([.H148]/1000)" office:value-type="float" office:value="0.02174" calcext:value-type="float">
            <text:p>0,02174</text:p>
          </table:table-cell>
          <table:table-cell table:formula="of:=[.J148]*[.F148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45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45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49]*([.G149]/1000)*([.H149]/1000)" office:value-type="float" office:value="0.02192" calcext:value-type="float">
            <text:p>0,02192</text:p>
          </table:table-cell>
          <table:table-cell table:formula="of:=[.J149]*[.F149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45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45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50]*([.G150]/1000)*([.H150]/1000)" office:value-type="float" office:value="0.02192" calcext:value-type="float">
            <text:p>0,02192</text:p>
          </table:table-cell>
          <table:table-cell table:formula="of:=[.J150]*[.F150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45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45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7"/>
          <table:table-cell table:formula="of:=[.E151]*([.G151]/1000)*([.H151]/1000)" office:value-type="float" office:value="0.02174" calcext:value-type="float">
            <text:p>0,02174</text:p>
          </table:table-cell>
          <table:table-cell table:formula="of:=[.J151]*[.F151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8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45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45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45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45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2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28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45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45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28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45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45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45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45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45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45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57]*([.G157]/1000)*([.H157]/1000)" office:value-type="float" office:value="0.43596" calcext:value-type="float">
            <text:p>0,43596</text:p>
          </table:table-cell>
          <table:table-cell table:formula="of:=[.J157]*[.F15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96" calcext:value-type="float">
            <text:p>0,43596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45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45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27"/>
          <table:table-cell table:formula="of:=[.E158]*([.G158]/1000)*([.H158]/1000)" office:value-type="float" office:value="0.10311" calcext:value-type="float">
            <text:p>0,10311</text:p>
          </table:table-cell>
          <table:table-cell table:formula="of:=[.J158]*[.F158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28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45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T$4];[.L158]=&quot;Hêtre 45&quot;;[.F158]&gt;19);[.J158];0)" office:value-type="float" office:value="0.10311" calcext:value-type="float">
            <text:p>0,10311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45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27" table:formula="of:=[.H157]-50-[.H159]" office:value-type="float" office:value="4" calcext:value-type="float">
            <text:p>4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28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45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45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45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45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27" table:formula="of:=[.H158]-2*30-[.H160]" office:value-type="float" office:value="2" calcext:value-type="float">
            <text:p>2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28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45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45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27" table:formula="of:=[.H157]-30-[.H161]" office:value-type="float" office:value="4" calcext:value-type="float">
            <text:p>4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28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45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45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45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58]+70-[.H162]" office:value-type="float" office:value="2" calcext:value-type="float">
            <text:p>2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45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45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45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27" table:formula="of:=[.H157]-50-[.H163]" office:value-type="float" office:value="4" calcext:value-type="float">
            <text:p>4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28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45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45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45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58]+70-[.H164]" office:value-type="float" office:value="2" calcext:value-type="float">
            <text:p>2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45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45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45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45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45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57]-5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58" calcext:value-type="float">
            <text:p>0,4058</text:p>
          </table:table-cell>
          <table:table-cell table:formula="of:=[.J166]*[.F16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58" calcext:value-type="float">
            <text:p>0,4058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45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45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10557" calcext:value-type="float">
            <text:p>0,10557</text:p>
          </table:table-cell>
          <table:table-cell table:formula="of:=[.J167]*[.F167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45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T$4];[.L167]=&quot;Hêtre 45&quot;;[.F167]&gt;19);[.J167];0)" office:value-type="float" office:value="0.10557" calcext:value-type="float">
            <text:p>0,10557</text:p>
          </table:table-cell>
          <table:table-cell table:formula="of:=IF(AND([.$H167]&lt;[.T$4];[.$L167]=&quot;Hêtre 45&quot;);[.$G167]*[.$E167];0)" office:value-type="float" office:value="115" calcext:value-type="float">
            <text:p>11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45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10557" calcext:value-type="float">
            <text:p>0,10557</text:p>
          </table:table-cell>
          <table:table-cell table:formula="of:=[.J168]*[.F168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45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T$4];[.L168]=&quot;Hêtre 45&quot;;[.F168]&gt;19);[.J168];0)" office:value-type="float" office:value="0.10557" calcext:value-type="float">
            <text:p>0,10557</text:p>
          </table:table-cell>
          <table:table-cell table:formula="of:=IF(AND([.$H168]&lt;[.T$4];[.$L168]=&quot;Hêtre 45&quot;);[.$G168]*[.$E168];0)" office:value-type="float" office:value="115" calcext:value-type="float">
            <text:p>115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45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27" table:formula="of:=[.H158]-2*30-2*2-[.H169]" office:value-type="float" office:value="-502" calcext:value-type="float">
            <text:p>-502</text:p>
          </table:table-cell>
          <table:table-cell table:formula="of:=[.E169]*([.G169]/1000)*([.H169]/1000)" office:value-type="float" office:value="0.142" calcext:value-type="float">
            <text:p>0,142</text:p>
          </table:table-cell>
          <table:table-cell table:formula="of:=[.J169]*[.F169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28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45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45" table:formula="of:=IF(AND([.H169]&lt;[.R$4];[.H169]&gt;=[.T$4];[.L169]=&quot;Hêtre 45&quot;;[.F169]&gt;19);[.J169];0)" office:value-type="float" office:value="0.142" calcext:value-type="float">
            <text:p>0,142</text:p>
          </table:table-cell>
          <table:table-cell table:formula="of:=IF(AND([.$H169]&gt;=[.T$4];[.$H169]&lt;[.R$4];[.$L169]=&quot;Hêtre 45&quot;);[.$G169]*[.$E169];0)" office:value-type="float" office:value="100" calcext:value-type="float">
            <text:p>100</text:p>
          </table:table-cell>
          <table:table-cell table:style-name="ce45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45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27" table:formula="of:=[.H158]-2*30-2*2-[.H170]" office:value-type="float" office:value="-204" calcext:value-type="float">
            <text:p>-204</text:p>
          </table:table-cell>
          <table:table-cell table:formula="of:=[.E170]*([.G170]/1000)*([.H170]/1000)" office:value-type="float" office:value="0.1122" calcext:value-type="float">
            <text:p>0,1122</text:p>
          </table:table-cell>
          <table:table-cell table:formula="of:=[.J170]*[.F170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28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45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45" table:formula="of:=IF(AND([.H170]&lt;[.R$4];[.H170]&gt;=[.T$4];[.L170]=&quot;Hêtre 45&quot;;[.F170]&gt;19);[.J170];0)" office:value-type="float" office:value="0.1122" calcext:value-type="float">
            <text:p>0,1122</text:p>
          </table:table-cell>
          <table:table-cell table:formula="of:=IF(AND([.$H170]&gt;=[.T$4];[.$H170]&lt;[.R$4];[.$L170]=&quot;Hêtre 45&quot;);[.$G170]*[.$E170];0)" office:value-type="float" office:value="100" calcext:value-type="float">
            <text:p>100</text:p>
          </table:table-cell>
          <table:table-cell table:style-name="ce45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45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58]-2*30-2*2-2*100+2*15-[.H171]" office:value-type="float" office:value="2" calcext:value-type="float">
            <text:p>2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45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45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27"/>
          <table:table-cell table:formula="of:=[.E172]*([.G172]/1000)*([.H172]/1000)" office:value-type="float" office:value="0.0213" calcext:value-type="float">
            <text:p>0,0213</text:p>
          </table:table-cell>
          <table:table-cell table:formula="of:=[.J172]*[.F172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28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45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45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27"/>
          <table:table-cell table:formula="of:=[.E173]*([.G173]/1000)*([.H173]/1000)" office:value-type="float" office:value="0.01338" calcext:value-type="float">
            <text:p>0,01338</text:p>
          </table:table-cell>
          <table:table-cell table:formula="of:=[.J173]*[.F173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28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45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45" table:formula="of:=IF(AND([.H173]&lt;[.AB$4];[.L173]=&quot;Hêtre 27&quot;);[.$J173];0)" office:value-type="float" office:value="0.01338" calcext:value-type="float">
            <text:p>0,01338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27"/>
          <table:table-cell table:formula="of:=[.E174]*([.G174]/1000)*([.H174]/1000)" office:value-type="float" office:value="0.0306" calcext:value-type="float">
            <text:p>0,0306</text:p>
          </table:table-cell>
          <table:table-cell table:formula="of:=[.J174]*[.F174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28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45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45" table:formula="of:=IF(AND([.H174]&lt;[.X$4];[.H174]&gt;=[.Z$4];[.L174]=&quot;Hêtre 27&quot;);[.$J174];0)" office:value-type="float" office:value="0.0306" calcext:value-type="float">
            <text:p>0,0306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45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45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58]-2*30-2*2-2*100+2*15-[.H175]" office:value-type="float" office:value="2" calcext:value-type="float">
            <text:p>2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45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45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27"/>
          <table:table-cell table:formula="of:=[.E176]*([.G176]/1000)*([.H176]/1000)" office:value-type="float" office:value="0.02688" calcext:value-type="float">
            <text:p>0,02688</text:p>
          </table:table-cell>
          <table:table-cell table:formula="of:=[.J176]*[.F176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45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45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27"/>
          <table:table-cell table:formula="of:=[.E177]*([.G177]/1000)*([.H177]/1000)" office:value-type="float" office:value="0.024" calcext:value-type="float">
            <text:p>0,024</text:p>
          </table:table-cell>
          <table:table-cell table:formula="of:=[.J177]*[.F177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28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45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45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27"/>
          <table:table-cell table:formula="of:=[.E178]*([.G178]/1000)*([.H178]/1000)" office:value-type="float" office:value="0.00466" calcext:value-type="float">
            <text:p>0,00466</text:p>
          </table:table-cell>
          <table:table-cell table:formula="of:=[.J178]*[.F178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28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45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45" table:formula="of:=IF(AND([.H178]&lt;[.AB$4];[.L178]=&quot;Hêtre 27&quot;);[.$J178];0)" office:value-type="float" office:value="0.00466" calcext:value-type="float">
            <text:p>0,0046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27"/>
          <table:table-cell table:formula="of:=[.E179]*([.G179]/1000)*([.H179]/1000)" office:value-type="float" office:value="0.01366" calcext:value-type="float">
            <text:p>0,01366</text:p>
          </table:table-cell>
          <table:table-cell table:formula="of:=[.J179]*[.F179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28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45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45" table:formula="of:=IF(AND([.H179]&lt;[.AB$4];[.L179]=&quot;Hêtre 27&quot;);[.$J179];0)" office:value-type="float" office:value="0.01366" calcext:value-type="float">
            <text:p>0,01366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27"/>
          <table:table-cell table:formula="of:=[.E180]*([.G180]/1000)*([.H180]/1000)" office:value-type="float" office:value="0.01976" calcext:value-type="float">
            <text:p>0,01976</text:p>
          </table:table-cell>
          <table:table-cell table:formula="of:=[.J180]*[.F180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45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45" table:formula="of:=IF(AND([.H180]&lt;[.AB$4];[.L180]=&quot;Hêtre 27&quot;);[.$J180];0)" office:value-type="float" office:value="0.01976" calcext:value-type="float">
            <text:p>0,01976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45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45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28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45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45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28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45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45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28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45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45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1:Eclaté.I71 Eclaté.I74:Eclaté.I95 Eclaté.I97:Eclaté.I97 Eclaté.I125:Eclaté.I125 Eclaté.I100:Eclaté.I123 Eclaté.I153:Eclaté.I153 Eclaté.I128:Eclaté.I151 Eclaté.I156:Eclaté.I180 Eclaté.I5:Eclaté.I69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47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47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00" calcext:value-type="float">
            <text:p>2000</text:p>
          </table:table-cell>
          <table:table-cell table:style-name="ce46" office:value-type="float" office:value="1000" calcext:value-type="float">
            <text:p>1000</text:p>
          </table:table-cell>
          <table:table-cell table:style-name="ce46" office:value-type="float" office:value="7" calcext:value-type="float">
            <text:p>7</text:p>
          </table:table-cell>
          <table:table-cell table:style-name="ce48" office:value-type="currency" office:currency="EUR" office:value="30" calcext:value-type="currency">
            <text:p>30,00 €</text:p>
          </table:table-cell>
          <table:table-cell table:style-name="ce48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47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0" calcext:value-type="float">
            <text:p>0</text:p>
          </table:table-cell>
          <table:table-cell table:formula="of:=ROUNDUP(SUM([$Eclaté.Q5:$Eclaté.Q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2" calcext:value-type="float">
            <text:p>2</text:p>
          </table:table-cell>
          <table:table-cell table:formula="of:=ROUNDUP(SUM([$Eclaté.S5:$Eclaté.S184])*1.1)/1000" office:value-type="float" office:value="0.88" calcext:value-type="float">
            <text:p>0,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8" calcext:value-type="float">
            <text:p>2,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837" calcext:value-type="float">
            <text:p>6,83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2" table:default-cell-style-name="Default"/>
        <table:table-column table:style-name="co22" table:default-cell-style-name="ce50"/>
        <table:table-column table:style-name="co23" table:number-columns-repeated="2" table:default-cell-style-name="ce50"/>
        <table:table-column table:style-name="co24" table:default-cell-style-name="ce50"/>
        <table:table-column table:style-name="co25" table:default-cell-style-name="ce50"/>
        <table:table-column table:style-name="co10" table:number-columns-repeated="4" table:default-cell-style-name="Default"/>
        <table:table-row table:style-name="ro2">
          <table:table-cell table:number-columns-repeated="31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6" office:value-type="string" calcext:value-type="string">
            <text:p>Côtes brutes</text:p>
          </table:table-cell>
          <table:table-cell table:style-name="ce46"/>
          <table:table-cell table:number-columns-repeated="22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49" office:value-type="string" calcext:value-type="string">
            <text:p>Longueur (mm) +50mm</text:p>
          </table:table-cell>
          <table:table-cell table:style-name="ce46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6" calcext:value-type="float">
            <text:p>2076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style-name="ce46" table:formula="of:=[.E4]+50" office:value-type="float" office:value="2126" calcext:value-type="float">
            <text:p>2126</text:p>
          </table:table-cell>
          <table:table-cell table:style-name="ce46"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9" calcext:value-type="float">
            <text:p>2029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style-name="ce46" table:formula="of:=[.E5]+50" office:value-type="float" office:value="2079" calcext:value-type="float">
            <text:p>2079</text:p>
          </table:table-cell>
          <table:table-cell table:style-name="ce46"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  <table:table-cell table:number-columns-repeated="6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21" calcext:value-type="float">
            <text:p>821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style-name="ce46" table:formula="of:=[.E6]+50" office:value-type="float" office:value="871" calcext:value-type="float">
            <text:p>871</text:p>
          </table:table-cell>
          <table:table-cell table:style-name="ce46"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formula="of:=[.Q6]-4" office:value-type="float" office:value="821" calcext:value-type="float">
            <text:p>821</text:p>
          </table:table-cell>
          <table:table-cell table:formula="of:=[.R6]-2*100" office:value-type="float" office:value="621" calcext:value-type="float">
            <text:p>621</text:p>
          </table:table-cell>
          <table:table-cell table:formula="of:=[.S6]+2*70" office:value-type="float" office:value="761" calcext:value-type="float">
            <text:p>761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21" calcext:value-type="float">
            <text:p>821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style-name="ce46" table:formula="of:=[.E7]+50" office:value-type="float" office:value="871" calcext:value-type="float">
            <text:p>871</text:p>
          </table:table-cell>
          <table:table-cell table:style-name="ce46"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21" calcext:value-type="float">
            <text:p>821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style-name="ce46" table:formula="of:=[.E8]+50" office:value-type="float" office:value="871" calcext:value-type="float">
            <text:p>871</text:p>
          </table:table-cell>
          <table:table-cell table:style-name="ce46"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85" calcext:value-type="float">
            <text:p>885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style-name="ce46" table:formula="of:=[.E9]+50" office:value-type="float" office:value="935" calcext:value-type="float">
            <text:p>935</text:p>
          </table:table-cell>
          <table:table-cell table:style-name="ce46"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7]" office:value-type="float" office:value="2" calcext:value-type="float">
            <text:p>2</text:p>
          </table:table-cell>
          <table:table-cell table:formula="of:=[$Eclaté.H7]" office:value-type="float" office:value="2026" calcext:value-type="float">
            <text:p>2026</text:p>
          </table:table-cell>
          <table:table-cell table:formula="of:=[$Eclaté.G7]" office:value-type="float" office:value="80" calcext:value-type="float">
            <text:p>80</text:p>
          </table:table-cell>
          <table:table-cell table:formula="of:=[$Eclaté.F7]" office:value-type="float" office:value="20" calcext:value-type="float">
            <text:p>20</text:p>
          </table:table-cell>
          <table:table-cell table:style-name="ce46" table:formula="of:=[.E10]+50" office:value-type="float" office:value="2076" calcext:value-type="float">
            <text:p>2076</text:p>
          </table:table-cell>
          <table:table-cell table:style-name="ce46" table:formula="of:=[.F10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8]" office:value-type="float" office:value="1" calcext:value-type="float">
            <text:p>1</text:p>
          </table:table-cell>
          <table:table-cell table:formula="of:=[$Eclaté.H8]" office:value-type="float" office:value="825" calcext:value-type="float">
            <text:p>825</text:p>
          </table:table-cell>
          <table:table-cell table:formula="of:=[$Eclaté.G8]" office:value-type="float" office:value="80" calcext:value-type="float">
            <text:p>80</text:p>
          </table:table-cell>
          <table:table-cell table:formula="of:=[$Eclaté.F8]" office:value-type="float" office:value="20" calcext:value-type="float">
            <text:p>20</text:p>
          </table:table-cell>
          <table:table-cell table:style-name="ce46" table:formula="of:=[.E11]+50" office:value-type="float" office:value="875" calcext:value-type="float">
            <text:p>875</text:p>
          </table:table-cell>
          <table:table-cell table:style-name="ce46" table:formula="of:=[.F1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style-name="ce46" table:formula="of:=[.E15]+50" office:value-type="float" office:value="2126" calcext:value-type="float">
            <text:p>2126</text:p>
          </table:table-cell>
          <table:table-cell table:style-name="ce46" table:formula="of:=[.F15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5]-[.N1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style-name="ce46" table:formula="of:=[.E16]+50" office:value-type="float" office:value="2079" calcext:value-type="float">
            <text:p>2079</text:p>
          </table:table-cell>
          <table:table-cell table:style-name="ce46" table:formula="of:=[.F1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6]-[.N1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08" calcext:value-type="float">
            <text:p>908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style-name="ce46" table:formula="of:=[.E17]+50" office:value-type="float" office:value="958" calcext:value-type="float">
            <text:p>958</text:p>
          </table:table-cell>
          <table:table-cell table:style-name="ce46" table:formula="of:=[.F1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7]-[.N17]" office:value-type="float" office:value="0" calcext:value-type="float">
            <text:p>0</text:p>
          </table:table-cell>
          <table:table-cell/>
          <table:table-cell table:formula="of:=[.E20]-60" office:value-type="float" office:value="912" calcext:value-type="float">
            <text:p>912</text:p>
          </table:table-cell>
          <table:table-cell table:formula="of:=[.Q17]-4" office:value-type="float" office:value="908" calcext:value-type="float">
            <text:p>908</text:p>
          </table:table-cell>
          <table:table-cell table:formula="of:=[.R17]-2*100" office:value-type="float" office:value="708" calcext:value-type="float">
            <text:p>708</text:p>
          </table:table-cell>
          <table:table-cell table:formula="of:=[.S17]+2*70" office:value-type="float" office:value="848" calcext:value-type="float">
            <text:p>848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08" calcext:value-type="float">
            <text:p>908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style-name="ce46" table:formula="of:=[.E18]+50" office:value-type="float" office:value="958" calcext:value-type="float">
            <text:p>958</text:p>
          </table:table-cell>
          <table:table-cell table:style-name="ce46" table:formula="of:=[.F18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8]-[.N1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08" calcext:value-type="float">
            <text:p>908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style-name="ce46" table:formula="of:=[.E19]+50" office:value-type="float" office:value="958" calcext:value-type="float">
            <text:p>958</text:p>
          </table:table-cell>
          <table:table-cell table:style-name="ce46" table:formula="of:=[.F19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9]-[.N1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72" calcext:value-type="float">
            <text:p>972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style-name="ce46" table:formula="of:=[.E20]+50" office:value-type="float" office:value="1022" calcext:value-type="float">
            <text:p>1022</text:p>
          </table:table-cell>
          <table:table-cell table:style-name="ce46" table:formula="of:=[.F20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0]-[.N20]" office:value-type="float" office:value="0" calcext:value-type="float">
            <text:p>0</text:p>
          </table:table-cell>
          <table:table-cell/>
          <table:table-cell table:formula="of:=[.E20]-60" office:value-type="float" office:value="912" calcext:value-type="float">
            <text:p>912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29]" office:value-type="float" office:value="2" calcext:value-type="float">
            <text:p>2</text:p>
          </table:table-cell>
          <table:table-cell table:formula="of:=[$Eclaté.H29]" office:value-type="float" office:value="2026" calcext:value-type="float">
            <text:p>2026</text:p>
          </table:table-cell>
          <table:table-cell table:formula="of:=[$Eclaté.G29]" office:value-type="float" office:value="80" calcext:value-type="float">
            <text:p>80</text:p>
          </table:table-cell>
          <table:table-cell table:formula="of:=[$Eclaté.F29]" office:value-type="float" office:value="20" calcext:value-type="float">
            <text:p>20</text:p>
          </table:table-cell>
          <table:table-cell table:style-name="ce46" table:formula="of:=[.E21]+50" office:value-type="float" office:value="2076" calcext:value-type="float">
            <text:p>2076</text:p>
          </table:table-cell>
          <table:table-cell table:style-name="ce46" table:formula="of:=[.F2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30]" office:value-type="float" office:value="1" calcext:value-type="float">
            <text:p>1</text:p>
          </table:table-cell>
          <table:table-cell table:formula="of:=[$Eclaté.H30]" office:value-type="float" office:value="912" calcext:value-type="float">
            <text:p>912</text:p>
          </table:table-cell>
          <table:table-cell table:formula="of:=[$Eclaté.G30]" office:value-type="float" office:value="80" calcext:value-type="float">
            <text:p>80</text:p>
          </table:table-cell>
          <table:table-cell table:formula="of:=[$Eclaté.F30]" office:value-type="float" office:value="20" calcext:value-type="float">
            <text:p>20</text:p>
          </table:table-cell>
          <table:table-cell table:style-name="ce46" table:formula="of:=[.E22]+50" office:value-type="float" office:value="962" calcext:value-type="float">
            <text:p>962</text:p>
          </table:table-cell>
          <table:table-cell table:style-name="ce46" table:formula="of:=[.F22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style-name="ce46" table:formula="of:=[.E26]+50" office:value-type="float" office:value="2125" calcext:value-type="float">
            <text:p>2125</text:p>
          </table:table-cell>
          <table:table-cell table:style-name="ce46" table:formula="of:=[.F26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6]-[.N2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style-name="ce46" table:formula="of:=[.E27]+50" office:value-type="float" office:value="2078" calcext:value-type="float">
            <text:p>2078</text:p>
          </table:table-cell>
          <table:table-cell table:style-name="ce46" table:formula="of:=[.F2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7]-[.N2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7" calcext:value-type="float">
            <text:p>917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style-name="ce46" table:formula="of:=[.E28]+50" office:value-type="float" office:value="967" calcext:value-type="float">
            <text:p>967</text:p>
          </table:table-cell>
          <table:table-cell table:style-name="ce46" table:formula="of:=[.F28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8]-[.N28]" office:value-type="float" office:value="0" calcext:value-type="float">
            <text:p>0</text:p>
          </table:table-cell>
          <table:table-cell table:style-name="ce46" office:value-type="string" calcext:value-type="string">
            <text:p>Note : sac SCIURE ?</text:p>
          </table:table-cell>
          <table:table-cell table:formula="of:=[.E31]-60" office:value-type="float" office:value="921" calcext:value-type="float">
            <text:p>921</text:p>
          </table:table-cell>
          <table:table-cell table:formula="of:=[.Q28]-4" office:value-type="float" office:value="917" calcext:value-type="float">
            <text:p>917</text:p>
          </table:table-cell>
          <table:table-cell table:formula="of:=[.R28]-2*100" office:value-type="float" office:value="717" calcext:value-type="float">
            <text:p>717</text:p>
          </table:table-cell>
          <table:table-cell table:formula="of:=[.S28]+2*70" office:value-type="float" office:value="857" calcext:value-type="float">
            <text:p>857</text:p>
          </table:table-cell>
          <table:table-cell table:number-columns-repeated="2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ttention : fente sur tenon : voir pour échanger de manière à ce qu’elle soit côté ferrures en bas, ou au pire, côté gâche en haut (normalement, c’est déjà le cas)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7" calcext:value-type="float">
            <text:p>917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style-name="ce46" table:formula="of:=[.E29]+50" office:value-type="float" office:value="967" calcext:value-type="float">
            <text:p>967</text:p>
          </table:table-cell>
          <table:table-cell table:style-name="ce46" table:formula="of:=[.F29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9]-[.N2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style-name="ce46" table:formula="of:=[.E30]+50" office:value-type="float" office:value="1129" calcext:value-type="float">
            <text:p>1129</text:p>
          </table:table-cell>
          <table:table-cell table:style-name="ce46" table:formula="of:=[.F30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0]-[.N3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81" calcext:value-type="float">
            <text:p>981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style-name="ce46" table:formula="of:=[.E31]+50" office:value-type="float" office:value="1031" calcext:value-type="float">
            <text:p>1031</text:p>
          </table:table-cell>
          <table:table-cell table:style-name="ce46"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1]-[.N31]" office:value-type="float" office:value="0" calcext:value-type="float">
            <text:p>0</text:p>
          </table:table-cell>
          <table:table-cell/>
          <table:table-cell table:formula="of:=[.E31]-60" office:value-type="float" office:value="921" calcext:value-type="float">
            <text:p>921</text:p>
          </table:table-cell>
          <table:table-cell table:number-columns-repeated="5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51]" office:value-type="float" office:value="2" calcext:value-type="float">
            <text:p>2</text:p>
          </table:table-cell>
          <table:table-cell table:formula="of:=[$Eclaté.H51]" office:value-type="float" office:value="2025" calcext:value-type="float">
            <text:p>2025</text:p>
          </table:table-cell>
          <table:table-cell table:formula="of:=[$Eclaté.G51]" office:value-type="float" office:value="80" calcext:value-type="float">
            <text:p>80</text:p>
          </table:table-cell>
          <table:table-cell table:formula="of:=[$Eclaté.F51]" office:value-type="float" office:value="20" calcext:value-type="float">
            <text:p>20</text:p>
          </table:table-cell>
          <table:table-cell table:style-name="ce46" table:formula="of:=[.E32]+50" office:value-type="float" office:value="2075" calcext:value-type="float">
            <text:p>2075</text:p>
          </table:table-cell>
          <table:table-cell table:style-name="ce46" table:formula="of:=[.F32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BP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52]" office:value-type="float" office:value="1" calcext:value-type="float">
            <text:p>1</text:p>
          </table:table-cell>
          <table:table-cell table:formula="of:=[$Eclaté.H52]" office:value-type="float" office:value="921" calcext:value-type="float">
            <text:p>921</text:p>
          </table:table-cell>
          <table:table-cell table:formula="of:=[$Eclaté.G52]" office:value-type="float" office:value="80" calcext:value-type="float">
            <text:p>80</text:p>
          </table:table-cell>
          <table:table-cell table:formula="of:=[$Eclaté.F52]" office:value-type="float" office:value="20" calcext:value-type="float">
            <text:p>20</text:p>
          </table:table-cell>
          <table:table-cell table:style-name="ce46" table:formula="of:=[.E33]+50" office:value-type="float" office:value="971" calcext:value-type="float">
            <text:p>971</text:p>
          </table:table-cell>
          <table:table-cell table:style-name="ce46" table:formula="of:=[.F33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4" calcext:value-type="float">
            <text:p>2074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style-name="ce46" table:formula="of:=[.E37]+50" office:value-type="float" office:value="2124" calcext:value-type="float">
            <text:p>2124</text:p>
          </table:table-cell>
          <table:table-cell table:style-name="ce46" table:formula="of:=[.F3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7]-[.N3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7" calcext:value-type="float">
            <text:p>2027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style-name="ce46" table:formula="of:=[.E38]+50" office:value-type="float" office:value="2077" calcext:value-type="float">
            <text:p>2077</text:p>
          </table:table-cell>
          <table:table-cell table:style-name="ce46" table:formula="of:=[.F3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8]-[.N3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style-name="ce46" table:formula="of:=[.E39]+50" office:value-type="float" office:value="969" calcext:value-type="float">
            <text:p>969</text:p>
          </table:table-cell>
          <table:table-cell table:style-name="ce46" table:formula="of:=[.F39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9]-[.N39]" office:value-type="float" office:value="0" calcext:value-type="float">
            <text:p>0</text:p>
          </table:table-cell>
          <table:table-cell/>
          <table:table-cell table:formula="of:=[.E43]-60" office:value-type="float" office:value="923" calcext:value-type="float">
            <text:p>923</text:p>
          </table:table-cell>
          <table:table-cell table:formula="of:=[.Q39]-4" office:value-type="float" office:value="919" calcext:value-type="float">
            <text:p>919</text:p>
          </table:table-cell>
          <table:table-cell table:formula="of:=[.R39]-2*100" office:value-type="float" office:value="719" calcext:value-type="float">
            <text:p>719</text:p>
          </table:table-cell>
          <table:table-cell table:formula="of:=[.S39]+2*70" office:value-type="float" office:value="859" calcext:value-type="float">
            <text:p>859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style-name="ce46" table:formula="of:=[.E40]+50" office:value-type="float" office:value="969" calcext:value-type="float">
            <text:p>969</text:p>
          </table:table-cell>
          <table:table-cell table:style-name="ce46" table:formula="of:=[.F40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0]-[.N4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style-name="ce46" table:formula="of:=[.E41]+50" office:value-type="float" office:value="1380" calcext:value-type="float">
            <text:p>1380</text:p>
          </table:table-cell>
          <table:table-cell table:style-name="ce46" table:formula="of:=[.F41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1]-[.N4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style-name="ce46" table:formula="of:=[.E42]+50" office:value-type="float" office:value="1380" calcext:value-type="float">
            <text:p>1380</text:p>
          </table:table-cell>
          <table:table-cell table:style-name="ce46" table:formula="of:=[.F4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2]-[.N4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style-name="ce46" table:formula="of:=[.E43]+50" office:value-type="float" office:value="1033" calcext:value-type="float">
            <text:p>1033</text:p>
          </table:table-cell>
          <table:table-cell table:style-name="ce46" table:formula="of:=[.F4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3]-[.N43]" office:value-type="float" office:value="0" calcext:value-type="float">
            <text:p>0</text:p>
          </table:table-cell>
          <table:table-cell/>
          <table:table-cell table:formula="of:=[.E43]-60" office:value-type="float" office:value="923" calcext:value-type="float">
            <text:p>923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DoTas_M</text:p>
          </table:table-cell>
          <table:table-cell office:value-type="string" calcext:value-type="string">
            <text:p>Montant Tasseau Butée Dormant</text:p>
          </table:table-cell>
          <table:table-cell table:number-columns-repeated="4"/>
          <table:table-cell table:style-name="ce46"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DoTas_T</text:p>
          </table:table-cell>
          <table:table-cell office:value-type="string" calcext:value-type="string">
            <text:p>Traverse Tasseau Butée Dormant</text:p>
          </table:table-cell>
          <table:table-cell table:number-columns-repeated="4"/>
          <table:table-cell table:style-name="ce46"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13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57]" office:value-type="float" office:value="2" calcext:value-type="float">
            <text:p>2</text:p>
          </table:table-cell>
          <table:table-cell table:formula="of:=[$Eclaté.H157]" office:value-type="float" office:value="2076" calcext:value-type="float">
            <text:p>2076</text:p>
          </table:table-cell>
          <table:table-cell table:formula="of:=[$Eclaté.G157]" office:value-type="float" office:value="105" calcext:value-type="float">
            <text:p>105</text:p>
          </table:table-cell>
          <table:table-cell table:formula="of:=[$Eclaté.F157]" office:value-type="float" office:value="30" calcext:value-type="float">
            <text:p>30</text:p>
          </table:table-cell>
          <table:table-cell table:style-name="ce46" table:formula="of:=[.E49]+50" office:value-type="float" office:value="2126" calcext:value-type="float">
            <text:p>2126</text:p>
          </table:table-cell>
          <table:table-cell table:style-name="ce46" table:formula="of:=[.F4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9]-[.N4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9" calcext:value-type="float">
            <text:p>2029</text:p>
          </table:table-cell>
          <table:table-cell table:formula="of:=[$Eclaté.G166]" office:value-type="float" office:value="100" calcext:value-type="float">
            <text:p>100</text:p>
          </table:table-cell>
          <table:table-cell table:formula="of:=[$Eclaté.F166]" office:value-type="float" office:value="30" calcext:value-type="float">
            <text:p>30</text:p>
          </table:table-cell>
          <table:table-cell table:style-name="ce46" table:formula="of:=[.E50]+50" office:value-type="float" office:value="2079" calcext:value-type="float">
            <text:p>2079</text:p>
          </table:table-cell>
          <table:table-cell table:style-name="ce46" table:formula="of:=[.F50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0]-[.N5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18" calcext:value-type="float">
            <text:p>918</text:p>
          </table:table-cell>
          <table:table-cell table:formula="of:=[$Eclaté.G167]" office:value-type="float" office:value="115" calcext:value-type="float">
            <text:p>115</text:p>
          </table:table-cell>
          <table:table-cell table:formula="of:=[$Eclaté.F167]" office:value-type="float" office:value="30" calcext:value-type="float">
            <text:p>30</text:p>
          </table:table-cell>
          <table:table-cell table:style-name="ce46" table:formula="of:=[.E51]+50" office:value-type="float" office:value="968" calcext:value-type="float">
            <text:p>968</text:p>
          </table:table-cell>
          <table:table-cell table:style-name="ce46" table:formula="of:=[.F51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1]-[.N51]" office:value-type="float" office:value="0" calcext:value-type="float">
            <text:p>0</text:p>
          </table:table-cell>
          <table:table-cell/>
          <table:table-cell table:formula="of:=[.E55]-60" office:value-type="float" office:value="922" calcext:value-type="float">
            <text:p>922</text:p>
          </table:table-cell>
          <table:table-cell table:formula="of:=[.Q51]-4" office:value-type="float" office:value="918" calcext:value-type="float">
            <text:p>918</text:p>
          </table:table-cell>
          <table:table-cell table:formula="of:=[.R51]-2*100" office:value-type="float" office:value="718" calcext:value-type="float">
            <text:p>718</text:p>
          </table:table-cell>
          <table:table-cell table:formula="of:=[.S51]+2*70" office:value-type="float" office:value="858" calcext:value-type="float">
            <text:p>858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68]" office:value-type="float" office:value="1" calcext:value-type="float">
            <text:p>1</text:p>
          </table:table-cell>
          <table:table-cell table:formula="of:=[$Eclaté.H168]" office:value-type="float" office:value="918" calcext:value-type="float">
            <text:p>918</text:p>
          </table:table-cell>
          <table:table-cell table:formula="of:=[$Eclaté.G168]" office:value-type="float" office:value="115" calcext:value-type="float">
            <text:p>115</text:p>
          </table:table-cell>
          <table:table-cell table:formula="of:=[$Eclaté.F168]" office:value-type="float" office:value="30" calcext:value-type="float">
            <text:p>30</text:p>
          </table:table-cell>
          <table:table-cell table:style-name="ce46" table:formula="of:=[.E52]+50" office:value-type="float" office:value="968" calcext:value-type="float">
            <text:p>968</text:p>
          </table:table-cell>
          <table:table-cell table:style-name="ce46" table:formula="of:=[.F52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2]-[.N5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420" calcext:value-type="float">
            <text:p>1420</text:p>
          </table:table-cell>
          <table:table-cell table:formula="of:=[$Eclaté.G169]" office:value-type="float" office:value="100" calcext:value-type="float">
            <text:p>100</text:p>
          </table:table-cell>
          <table:table-cell table:formula="of:=[$Eclaté.F169]" office:value-type="float" office:value="30" calcext:value-type="float">
            <text:p>30</text:p>
          </table:table-cell>
          <table:table-cell table:style-name="ce46" table:formula="of:=[.E53]+50" office:value-type="float" office:value="1470" calcext:value-type="float">
            <text:p>1470</text:p>
          </table:table-cell>
          <table:table-cell table:style-name="ce46" table:formula="of:=[.F5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3]-[.N53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0]" office:value-type="float" office:value="1" calcext:value-type="float">
            <text:p>1</text:p>
          </table:table-cell>
          <table:table-cell table:formula="of:=[$Eclaté.H170]" office:value-type="float" office:value="1122" calcext:value-type="float">
            <text:p>1122</text:p>
          </table:table-cell>
          <table:table-cell table:formula="of:=[$Eclaté.G170]" office:value-type="float" office:value="100" calcext:value-type="float">
            <text:p>100</text:p>
          </table:table-cell>
          <table:table-cell table:formula="of:=[$Eclaté.F170]" office:value-type="float" office:value="30" calcext:value-type="float">
            <text:p>30</text:p>
          </table:table-cell>
          <table:table-cell table:style-name="ce46" table:formula="of:=[.E54]+50" office:value-type="float" office:value="1172" calcext:value-type="float">
            <text:p>1172</text:p>
          </table:table-cell>
          <table:table-cell table:style-name="ce46" table:formula="of:=[.F5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4]-[.N5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982" calcext:value-type="float">
            <text:p>982</text:p>
          </table:table-cell>
          <table:table-cell table:formula="of:=[$Eclaté.G158]" office:value-type="float" office:value="105" calcext:value-type="float">
            <text:p>105</text:p>
          </table:table-cell>
          <table:table-cell table:formula="of:=[$Eclaté.F158]" office:value-type="float" office:value="30" calcext:value-type="float">
            <text:p>30</text:p>
          </table:table-cell>
          <table:table-cell table:style-name="ce46" table:formula="of:=[.E55]+50" office:value-type="float" office:value="1032" calcext:value-type="float">
            <text:p>1032</text:p>
          </table:table-cell>
          <table:table-cell table:style-name="ce46" table:formula="of:=[.F55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5]-[.N55]" office:value-type="float" office:value="0" calcext:value-type="float">
            <text:p>0</text:p>
          </table:table-cell>
          <table:table-cell/>
          <table:table-cell table:formula="of:=[.E55]-60" office:value-type="float" office:value="922" calcext:value-type="float">
            <text:p>922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DoTas_M</text:p>
          </table:table-cell>
          <table:table-cell office:value-type="string" calcext:value-type="string">
            <text:p>Montant Tasseau Butée Dormant</text:p>
          </table:table-cell>
          <table:table-cell table:number-columns-repeated="4"/>
          <table:table-cell table:style-name="ce46" table:number-columns-repeated="2"/>
          <table:table-cell table:number-columns-repeated="13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DoTas_T</text:p>
          </table:table-cell>
          <table:table-cell office:value-type="string" calcext:value-type="string">
            <text:p>Traverse Tasseau Butée Dormant</text:p>
          </table:table-cell>
          <table:table-cell table:number-columns-repeated="4"/>
          <table:table-cell table:style-name="ce46" table:number-columns-repeated="2"/>
          <table:table-cell table:number-columns-repeated="13"/>
          <table:table-cell table:style-name="ce51"/>
          <table:table-cell table:number-columns-repeated="8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formula="of:=[$Eclaté.E129]" office:value-type="float" office:value="2" calcext:value-type="float">
            <text:p>2</text:p>
          </table:table-cell>
          <table:table-cell table:formula="of:=[$Eclaté.H129]" office:value-type="float" office:value="2076" calcext:value-type="float">
            <text:p>2076</text:p>
          </table:table-cell>
          <table:table-cell table:formula="of:=[$Eclaté.G129]" office:value-type="float" office:value="105" calcext:value-type="float">
            <text:p>105</text:p>
          </table:table-cell>
          <table:table-cell table:formula="of:=[$Eclaté.F129]" office:value-type="float" office:value="30" calcext:value-type="float">
            <text:p>30</text:p>
          </table:table-cell>
          <table:table-cell table:style-name="ce46" table:formula="of:=[.E61]+50" office:value-type="float" office:value="2126" calcext:value-type="float">
            <text:p>2126</text:p>
          </table:table-cell>
          <table:table-cell table:style-name="ce46" table:formula="of:=[.F6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1]-[.N6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M</text:p>
          </table:table-cell>
          <table:table-cell office:value-type="string" calcext:value-type="string">
            <text:p>Montant Ouvrant</text:p>
          </table:table-cell>
          <table:table-cell table:formula="of:=[$Eclaté.E138]" office:value-type="float" office:value="2" calcext:value-type="float">
            <text:p>2</text:p>
          </table:table-cell>
          <table:table-cell table:formula="of:=[$Eclaté.H138]" office:value-type="float" office:value="2029" calcext:value-type="float">
            <text:p>2029</text:p>
          </table:table-cell>
          <table:table-cell table:formula="of:=[$Eclaté.G138]" office:value-type="float" office:value="100" calcext:value-type="float">
            <text:p>100</text:p>
          </table:table-cell>
          <table:table-cell table:formula="of:=[$Eclaté.F138]" office:value-type="float" office:value="30" calcext:value-type="float">
            <text:p>30</text:p>
          </table:table-cell>
          <table:table-cell table:style-name="ce46" table:formula="of:=[.E62]+50" office:value-type="float" office:value="2079" calcext:value-type="float">
            <text:p>2079</text:p>
          </table:table-cell>
          <table:table-cell table:style-name="ce46" table:formula="of:=[.F6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2]-[.N6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Th</text:p>
          </table:table-cell>
          <table:table-cell office:value-type="string" calcext:value-type="string">
            <text:p>Traverse haute Ouvrant</text:p>
          </table:table-cell>
          <table:table-cell table:formula="of:=[$Eclaté.E139]" office:value-type="float" office:value="1" calcext:value-type="float">
            <text:p>1</text:p>
          </table:table-cell>
          <table:table-cell table:formula="of:=[$Eclaté.H139]" office:value-type="float" office:value="916" calcext:value-type="float">
            <text:p>916</text:p>
          </table:table-cell>
          <table:table-cell table:formula="of:=[$Eclaté.G139]" office:value-type="float" office:value="115" calcext:value-type="float">
            <text:p>115</text:p>
          </table:table-cell>
          <table:table-cell table:formula="of:=[$Eclaté.F139]" office:value-type="float" office:value="30" calcext:value-type="float">
            <text:p>30</text:p>
          </table:table-cell>
          <table:table-cell table:style-name="ce46" table:formula="of:=[.E63]+50" office:value-type="float" office:value="966" calcext:value-type="float">
            <text:p>966</text:p>
          </table:table-cell>
          <table:table-cell table:style-name="ce46" table:formula="of:=[.F6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3]-[.N63]" office:value-type="float" office:value="0" calcext:value-type="float">
            <text:p>0</text:p>
          </table:table-cell>
          <table:table-cell/>
          <table:table-cell table:formula="of:=[.E67]-60" office:value-type="float" office:value="920" calcext:value-type="float">
            <text:p>920</text:p>
          </table:table-cell>
          <table:table-cell table:formula="of:=[.Q63]-4" office:value-type="float" office:value="916" calcext:value-type="float">
            <text:p>916</text:p>
          </table:table-cell>
          <table:table-cell table:formula="of:=[.R63]-2*100" office:value-type="float" office:value="716" calcext:value-type="float">
            <text:p>716</text:p>
          </table:table-cell>
          <table:table-cell table:formula="of:=[.S63]+2*70" office:value-type="float" office:value="856" calcext:value-type="float">
            <text:p>856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b</text:p>
          </table:table-cell>
          <table:table-cell office:value-type="string" calcext:value-type="string">
            <text:p>Traverse basse Ouvrant</text:p>
          </table:table-cell>
          <table:table-cell table:formula="of:=[$Eclaté.E140]" office:value-type="float" office:value="1" calcext:value-type="float">
            <text:p>1</text:p>
          </table:table-cell>
          <table:table-cell table:formula="of:=[$Eclaté.H140]" office:value-type="float" office:value="916" calcext:value-type="float">
            <text:p>916</text:p>
          </table:table-cell>
          <table:table-cell table:formula="of:=[$Eclaté.G140]" office:value-type="float" office:value="115" calcext:value-type="float">
            <text:p>115</text:p>
          </table:table-cell>
          <table:table-cell table:formula="of:=[$Eclaté.F140]" office:value-type="float" office:value="30" calcext:value-type="float">
            <text:p>30</text:p>
          </table:table-cell>
          <table:table-cell table:style-name="ce46" table:formula="of:=[.E64]+50" office:value-type="float" office:value="966" calcext:value-type="float">
            <text:p>966</text:p>
          </table:table-cell>
          <table:table-cell table:style-name="ce46" table:formula="of:=[.F6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4]-[.N6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41]" office:value-type="float" office:value="1" calcext:value-type="float">
            <text:p>1</text:p>
          </table:table-cell>
          <table:table-cell table:formula="of:=[$Eclaté.H141]" office:value-type="float" office:value="1221" calcext:value-type="float">
            <text:p>1221</text:p>
          </table:table-cell>
          <table:table-cell table:formula="of:=[$Eclaté.G141]" office:value-type="float" office:value="100" calcext:value-type="float">
            <text:p>100</text:p>
          </table:table-cell>
          <table:table-cell table:formula="of:=[$Eclaté.F141]" office:value-type="float" office:value="30" calcext:value-type="float">
            <text:p>30</text:p>
          </table:table-cell>
          <table:table-cell table:style-name="ce46" table:formula="of:=[.E65]+50" office:value-type="float" office:value="1271" calcext:value-type="float">
            <text:p>1271</text:p>
          </table:table-cell>
          <table:table-cell table:style-name="ce46" table:formula="of:=[.F6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5]-[.N6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42]" office:value-type="float" office:value="1" calcext:value-type="float">
            <text:p>1</text:p>
          </table:table-cell>
          <table:table-cell table:formula="of:=[$Eclaté.H142]" office:value-type="float" office:value="1221" calcext:value-type="float">
            <text:p>1221</text:p>
          </table:table-cell>
          <table:table-cell table:formula="of:=[$Eclaté.G142]" office:value-type="float" office:value="100" calcext:value-type="float">
            <text:p>100</text:p>
          </table:table-cell>
          <table:table-cell table:formula="of:=[$Eclaté.F142]" office:value-type="float" office:value="30" calcext:value-type="float">
            <text:p>30</text:p>
          </table:table-cell>
          <table:table-cell table:style-name="ce46" table:formula="of:=[.E66]+50" office:value-type="float" office:value="1271" calcext:value-type="float">
            <text:p>1271</text:p>
          </table:table-cell>
          <table:table-cell table:style-name="ce46" table:formula="of:=[.F6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6]-[.N6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office:value-type="string" calcext:value-type="string">
            <text:p>Pas besoin ?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Do_T</text:p>
          </table:table-cell>
          <table:table-cell office:value-type="string" calcext:value-type="string">
            <text:p>Traverse haute Dormant</text:p>
          </table:table-cell>
          <table:table-cell table:formula="of:=[$Eclaté.E130]" office:value-type="float" office:value="1" calcext:value-type="float">
            <text:p>1</text:p>
          </table:table-cell>
          <table:table-cell table:formula="of:=[$Eclaté.H130]" office:value-type="float" office:value="980" calcext:value-type="float">
            <text:p>980</text:p>
          </table:table-cell>
          <table:table-cell table:formula="of:=[$Eclaté.G130]" office:value-type="float" office:value="105" calcext:value-type="float">
            <text:p>105</text:p>
          </table:table-cell>
          <table:table-cell table:formula="of:=[$Eclaté.F130]" office:value-type="float" office:value="30" calcext:value-type="float">
            <text:p>30</text:p>
          </table:table-cell>
          <table:table-cell table:style-name="ce46" table:formula="of:=[.E67]+50" office:value-type="float" office:value="1030" calcext:value-type="float">
            <text:p>1030</text:p>
          </table:table-cell>
          <table:table-cell table:style-name="ce46" table:formula="of:=[.F6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7]-[.N67]" office:value-type="float" office:value="0" calcext:value-type="float">
            <text:p>0</text:p>
          </table:table-cell>
          <table:table-cell/>
          <table:table-cell table:formula="of:=[.E67]-60" office:value-type="float" office:value="920" calcext:value-type="float">
            <text:p>920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 table:number-rows-repeated="2">
          <table:table-cell table:number-columns-repeated="31"/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Bu_Do_M</text:p>
          </table:table-cell>
          <table:table-cell office:value-type="string" calcext:value-type="string">
            <text:p>Montant Dormant</text:p>
          </table:table-cell>
          <table:table-cell table:formula="of:=[$Eclaté.E75]" office:value-type="float" office:value="2" calcext:value-type="float">
            <text:p>2</text:p>
          </table:table-cell>
          <table:table-cell table:formula="of:=[$Eclaté.H75]" office:value-type="float" office:value="2075" calcext:value-type="float">
            <text:p>2075</text:p>
          </table:table-cell>
          <table:table-cell table:formula="of:=[$Eclaté.G75]" office:value-type="float" office:value="105" calcext:value-type="float">
            <text:p>105</text:p>
          </table:table-cell>
          <table:table-cell table:formula="of:=[$Eclaté.F75]" office:value-type="float" office:value="30" calcext:value-type="float">
            <text:p>30</text:p>
          </table:table-cell>
          <table:table-cell table:style-name="ce46" table:formula="of:=[.E71]+50" office:value-type="float" office:value="2125" calcext:value-type="float">
            <text:p>2125</text:p>
          </table:table-cell>
          <table:table-cell table:style-name="ce46" table:formula="of:=[.F7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Ou_M</text:p>
          </table:table-cell>
          <table:table-cell office:value-type="string" calcext:value-type="string">
            <text:p>Montant Ouvrant</text:p>
          </table:table-cell>
          <table:table-cell table:formula="of:=[$Eclaté.E84]" office:value-type="float" office:value="2" calcext:value-type="float">
            <text:p>2</text:p>
          </table:table-cell>
          <table:table-cell table:formula="of:=[$Eclaté.H84]" office:value-type="float" office:value="2028" calcext:value-type="float">
            <text:p>2028</text:p>
          </table:table-cell>
          <table:table-cell table:formula="of:=[$Eclaté.G84]" office:value-type="float" office:value="100" calcext:value-type="float">
            <text:p>100</text:p>
          </table:table-cell>
          <table:table-cell table:formula="of:=[$Eclaté.F84]" office:value-type="float" office:value="30" calcext:value-type="float">
            <text:p>30</text:p>
          </table:table-cell>
          <table:table-cell table:style-name="ce46" table:formula="of:=[.E72]+50" office:value-type="float" office:value="2078" calcext:value-type="float">
            <text:p>2078</text:p>
          </table:table-cell>
          <table:table-cell table:style-name="ce46" table:formula="of:=[.F7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Ou_Th</text:p>
          </table:table-cell>
          <table:table-cell office:value-type="string" calcext:value-type="string">
            <text:p>Traverse haute Ouvrant</text:p>
          </table:table-cell>
          <table:table-cell table:formula="of:=[$Eclaté.E85]" office:value-type="float" office:value="1" calcext:value-type="float">
            <text:p>1</text:p>
          </table:table-cell>
          <table:table-cell table:formula="of:=[$Eclaté.H85]" office:value-type="float" office:value="917" calcext:value-type="float">
            <text:p>917</text:p>
          </table:table-cell>
          <table:table-cell table:formula="of:=[$Eclaté.G85]" office:value-type="float" office:value="115" calcext:value-type="float">
            <text:p>115</text:p>
          </table:table-cell>
          <table:table-cell table:formula="of:=[$Eclaté.F85]" office:value-type="float" office:value="30" calcext:value-type="float">
            <text:p>30</text:p>
          </table:table-cell>
          <table:table-cell table:style-name="ce46" table:formula="of:=[.E73]+50" office:value-type="float" office:value="967" calcext:value-type="float">
            <text:p>967</text:p>
          </table:table-cell>
          <table:table-cell table:style-name="ce46" table:formula="of:=[.F7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46"/>
          <table:table-cell table:formula="of:=[.E76]-60" office:value-type="float" office:value="921" calcext:value-type="float">
            <text:p>921</text:p>
          </table:table-cell>
          <table:table-cell table:formula="of:=[.Q73]-4" office:value-type="float" office:value="917" calcext:value-type="float">
            <text:p>917</text:p>
          </table:table-cell>
          <table:table-cell table:formula="of:=[.R73]-2*100" office:value-type="float" office:value="717" calcext:value-type="float">
            <text:p>717</text:p>
          </table:table-cell>
          <table:table-cell table:formula="of:=[.S73]+2*70" office:value-type="float" office:value="857" calcext:value-type="float">
            <text:p>857</text:p>
          </table:table-cell>
          <table:table-cell table:number-columns-repeated="2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b</text:p>
          </table:table-cell>
          <table:table-cell office:value-type="string" calcext:value-type="string">
            <text:p>Traverse basse Ouvrant</text:p>
          </table:table-cell>
          <table:table-cell table:formula="of:=[$Eclaté.E86]" office:value-type="float" office:value="1" calcext:value-type="float">
            <text:p>1</text:p>
          </table:table-cell>
          <table:table-cell table:formula="of:=[$Eclaté.H86]" office:value-type="float" office:value="917" calcext:value-type="float">
            <text:p>917</text:p>
          </table:table-cell>
          <table:table-cell table:formula="of:=[$Eclaté.G86]" office:value-type="float" office:value="115" calcext:value-type="float">
            <text:p>115</text:p>
          </table:table-cell>
          <table:table-cell table:formula="of:=[$Eclaté.F86]" office:value-type="float" office:value="30" calcext:value-type="float">
            <text:p>30</text:p>
          </table:table-cell>
          <table:table-cell table:style-name="ce46" table:formula="of:=[.E74]+50" office:value-type="float" office:value="967" calcext:value-type="float">
            <text:p>967</text:p>
          </table:table-cell>
          <table:table-cell table:style-name="ce46" table:formula="of:=[.F7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m</text:p>
          </table:table-cell>
          <table:table-cell office:value-type="string" calcext:value-type="string">
            <text:p>Traverse milieu Ouvrant</text:p>
          </table:table-cell>
          <table:table-cell table:formula="of:=[$Eclaté.E87]" office:value-type="float" office:value="1" calcext:value-type="float">
            <text:p>1</text:p>
          </table:table-cell>
          <table:table-cell table:formula="of:=[$Eclaté.H87]" office:value-type="float" office:value="1079" calcext:value-type="float">
            <text:p>1079</text:p>
          </table:table-cell>
          <table:table-cell table:formula="of:=[$Eclaté.G87]" office:value-type="float" office:value="100" calcext:value-type="float">
            <text:p>100</text:p>
          </table:table-cell>
          <table:table-cell table:formula="of:=[$Eclaté.F87]" office:value-type="float" office:value="30" calcext:value-type="float">
            <text:p>30</text:p>
          </table:table-cell>
          <table:table-cell table:style-name="ce46" table:formula="of:=[.E75]+50" office:value-type="float" office:value="1129" calcext:value-type="float">
            <text:p>1129</text:p>
          </table:table-cell>
          <table:table-cell table:style-name="ce46" table:formula="of:=[.F7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tention, une un peu foirée</text:p>
          </table:table-cell>
        </table:table-row>
        <table:table-row table:style-name="ro2">
          <table:table-cell/>
          <table:table-cell office:value-type="string" calcext:value-type="string">
            <text:p>Bu_Do_T</text:p>
          </table:table-cell>
          <table:table-cell office:value-type="string" calcext:value-type="string">
            <text:p>Traverse haute Dormant</text:p>
          </table:table-cell>
          <table:table-cell table:formula="of:=[$Eclaté.E76]" office:value-type="float" office:value="1" calcext:value-type="float">
            <text:p>1</text:p>
          </table:table-cell>
          <table:table-cell table:formula="of:=[$Eclaté.H76]" office:value-type="float" office:value="981" calcext:value-type="float">
            <text:p>981</text:p>
          </table:table-cell>
          <table:table-cell table:formula="of:=[$Eclaté.G76]" office:value-type="float" office:value="105" calcext:value-type="float">
            <text:p>105</text:p>
          </table:table-cell>
          <table:table-cell table:formula="of:=[$Eclaté.F76]" office:value-type="float" office:value="30" calcext:value-type="float">
            <text:p>30</text:p>
          </table:table-cell>
          <table:table-cell table:style-name="ce46" table:formula="of:=[.E76]+50" office:value-type="float" office:value="1031" calcext:value-type="float">
            <text:p>1031</text:p>
          </table:table-cell>
          <table:table-cell table:style-name="ce46" table:formula="of:=[.F76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[.E76]-60" office:value-type="float" office:value="921" calcext:value-type="float">
            <text:p>921</text:p>
          </table:table-cell>
          <table:table-cell table:number-columns-repeated="5"/>
          <table:table-cell table:style-name="ce51" office:value-type="string" calcext:value-type="string">
            <text:p>Pas besoin ?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77]" office:value-type="float" office:value="2" calcext:value-type="float">
            <text:p>2</text:p>
          </table:table-cell>
          <table:table-cell table:formula="of:=[$Eclaté.H77]" office:value-type="float" office:value="2025" calcext:value-type="float">
            <text:p>2025</text:p>
          </table:table-cell>
          <table:table-cell table:formula="of:=[$Eclaté.G77]" office:value-type="float" office:value="80" calcext:value-type="float">
            <text:p>80</text:p>
          </table:table-cell>
          <table:table-cell table:formula="of:=[$Eclaté.F77]" office:value-type="float" office:value="20" calcext:value-type="float">
            <text:p>20</text:p>
          </table:table-cell>
          <table:table-cell table:style-name="ce46" table:formula="of:=[.E77]+50" office:value-type="float" office:value="2075" calcext:value-type="float">
            <text:p>2075</text:p>
          </table:table-cell>
          <table:table-cell table:style-name="ce46" table:formula="of:=[.F77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u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78]" office:value-type="float" office:value="1" calcext:value-type="float">
            <text:p>1</text:p>
          </table:table-cell>
          <table:table-cell table:formula="of:=[$Eclaté.H78]" office:value-type="float" office:value="921" calcext:value-type="float">
            <text:p>921</text:p>
          </table:table-cell>
          <table:table-cell table:formula="of:=[$Eclaté.G78]" office:value-type="float" office:value="80" calcext:value-type="float">
            <text:p>80</text:p>
          </table:table-cell>
          <table:table-cell table:formula="of:=[$Eclaté.F78]" office:value-type="float" office:value="20" calcext:value-type="float">
            <text:p>20</text:p>
          </table:table-cell>
          <table:table-cell table:style-name="ce46" table:formula="of:=[.E78]+50" office:value-type="float" office:value="971" calcext:value-type="float">
            <text:p>971</text:p>
          </table:table-cell>
          <table:table-cell table:style-name="ce46" table:formula="of:=[.F78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 table:number-rows-repeated="1048497">
          <table:table-cell table:number-columns-repeated="31"/>
        </table:table-row>
        <table:table-row table:style-name="ro2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13:35:26.964339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8:29:59.643629040</meta:creation-date>
    <dc:date>2021-09-03T14:53:20.632505799</dc:date>
    <meta:editing-duration>P5DT23H16M21S</meta:editing-duration>
    <meta:editing-cycles>443</meta:editing-cycles>
    <meta:generator>LibreOffice/6.3.4.2.0$Linux_X86_64 LibreOffice_project/30$Build-2</meta:generator>
    <meta:document-statistic meta:table-count="4" meta:cell-count="6974" meta:object-count="0"/>
  </office:meta>
</office:document-meta>
</file>